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style:font-name="Calibri" style:font-name-complex="Calibri" fo:font-weight="bold" style:font-weight-asian="bold" style:font-weight-complex="bold" fo:font-size="18pt" style:font-size-asian="18pt" style:font-size-complex="18pt"/>
    </style:style>
    <style:style style:name="P2" style:parent-style-name="Normal" style:family="paragraph">
      <style:text-properties style:font-name="Calibri" style:font-name-complex="Calibri" fo:font-weight="bold" style:font-weight-asian="bold" style:font-weight-complex="bold"/>
    </style:style>
    <style:style style:name="P3" style:parent-style-name="Normal" style:family="paragraph">
      <style:text-properties style:font-name="Calibri" style:font-name-complex="Calibri" fo:font-weight="bold" style:font-weight-asian="bold" style:font-weight-complex="bold" fo:font-size="18pt" style:font-size-asian="18pt" style:font-size-complex="18pt"/>
    </style:style>
    <style:style style:name="P4" style:parent-style-name="Normal" style:family="paragraph">
      <style:paragraph-properties fo:text-align="justify"/>
      <style:text-properties style:font-name="Calibri" style:font-name-complex="Calibri" fo:font-size="11pt" style:font-size-asian="11pt" style:font-size-complex="11pt"/>
    </style:style>
    <style:style style:name="P5" style:parent-style-name="Normal" style:family="paragraph">
      <style:paragraph-properties fo:text-align="justify"/>
      <style:text-properties style:font-name="Calibri" style:font-name-complex="Calibri" fo:font-size="11pt" style:font-size-asian="11pt" style:font-size-complex="11pt"/>
    </style:style>
    <style:style style:name="P6" style:parent-style-name="Normal" style:family="paragraph">
      <style:paragraph-properties fo:text-align="justify"/>
      <style:text-properties style:font-name="Calibri" style:font-name-complex="Calibri" fo:font-size="11pt" style:font-size-asian="11pt" style:font-size-complex="11pt"/>
    </style:style>
    <style:style style:name="P7" style:parent-style-name="Normal" style:family="paragraph">
      <style:paragraph-properties fo:text-align="justify"/>
      <style:text-properties style:font-name="Calibri" style:font-name-complex="Calibri" fo:font-weight="bold" style:font-weight-asian="bold" style:font-weight-complex="bold" fo:font-size="18pt" style:font-size-asian="18pt" style:font-size-complex="18pt"/>
    </style:style>
    <style:style style:name="P8" style:parent-style-name="Normal" style:family="paragraph">
      <style:paragraph-properties fo:text-align="justify"/>
      <style:text-properties style:font-name="Calibri" style:font-name-complex="Calibri" fo:font-size="11pt" style:font-size-asian="11pt" style:font-size-complex="11pt"/>
    </style:style>
    <style:style style:name="P9" style:parent-style-name="Normal" style:family="paragraph">
      <style:paragraph-properties fo:text-align="justify"/>
      <style:text-properties style:font-name="Calibri" style:font-name-complex="Calibri" fo:font-size="11pt" style:font-size-asian="11pt" style:font-size-complex="11pt"/>
    </style:style>
    <style:style style:name="P10" style:parent-style-name="Normal" style:family="paragraph">
      <style:paragraph-properties fo:text-align="justify"/>
      <style:text-properties style:font-name="Calibri" style:font-name-complex="Calibri" fo:font-size="11pt" style:font-size-asian="11pt" style:font-size-complex="11pt"/>
    </style:style>
    <style:style style:name="P11" style:parent-style-name="Normal"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12" style:parent-style-name="Normal" style:family="paragraph">
      <style:text-properties style:font-name="Calibri" style:font-name-complex="Calibri" fo:font-weight="bold" style:font-weight-asian="bold" style:font-weight-complex="bold" fo:font-size="11pt" style:font-size-asian="11pt" style:font-size-complex="11pt"/>
    </style:style>
    <style:style style:name="P13" style:parent-style-name="Normal" style:family="paragraph">
      <style:text-properties style:font-name="Calibri" style:font-name-complex="Calibri" fo:font-weight="bold" style:font-weight-asian="bold" style:font-weight-complex="bold" fo:font-size="11pt" style:font-size-asian="11pt" style:font-size-complex="11pt"/>
    </style:style>
    <style:style style:name="P14" style:parent-style-name="Normal" style:family="paragraph">
      <style:text-properties style:font-name="Calibri" style:font-name-complex="Calibri"/>
    </style:style>
  </office:automatic-styles>
  <office:body>
    <office:text text:use-soft-page-breaks="true">
      <text:p text:style-name="P1">Research Title</text:p>
      <text:p text:style-name="P2">Automating Test Case Generation Using Generative AI: A Comparative Study</text:p>
      <text:p text:style-name="P3">Abdul Basit (565050) Part:</text:p>
      <text:p text:style-name="P4">This study examines how well five generative AI models (ChatGPT, Microsoft Copilot, DeepSeek, Grok, and Claude) can generate test cases from software requirement documents and compares these outputs with test cases written by human testers.</text:p>
      <text:p text:style-name="P5">The study comprises two experimental phases. The first phase assesses each model's ability to extract functional and non-functional requirements from various document formats, including SRS documents, user stories, and use case diagrams. The second phase takes a structured three-phase approach to evaluate how effectively these models generate test cases. Through progressive evaluation and elimination, I will identify the strongest performer and conduct a detailed comparison between its outputs and human-written test cases.</text:p>
      <text:p text:style-name="P6">The findings will provide concrete evidence of where AI models excel and where they fall short compared to human testers. This will enable me to offer practical guidance on how generative AI can be meaningfully integrated into software testing practice.</text:p>
      <text:p text:style-name="P7">Mah Noor (550861) Part:</text:p>
      <text:p text:style-name="P8">Based on Abdul Basit's research findings and comparative analysis identifying the best-performing AI model, a web-based system will be developed as the practical outcome of this research. The platform will serve dual purposes: supporting research through data collection and experimentation, while also functioning as a deployable tool for real-world software testing scenarios.</text:p>
      <text:p text:style-name="P9">The system will be built using React with Bootstrap for the frontend and Spring Boot for the backend, supported by PostgreSQL database. It will integrate the selected AI model identified through the research to allow users to upload software requirement documents, automatically generate test cases, and manage them throughout the testing lifecycle. The platform will provide comprehensive project management capabilities, including test case organization into modules, status tracking, commenting features, and export functionality in various formats for integration with existing testing workflows.</text:p>
      <text:p text:style-name="P10">Key features include secure user authentication, intuitive navigation through project creation and management screens, AI-powered test case generation with customizable parameters, and detailed test case management tools. The system will incorporate performance optimization and security measures to ensure responsive user experience and data protection.</text:p>
      <text:p text:style-name="P11"/>
      <text:p text:style-name="P12"/>
      <text:p text:style-name="P13"/>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ul Basit</meta:initial-creator>
    <dc:creator>Abdul Basit</dc:creator>
    <meta:creation-date>2025-10-06T09:58:00Z</meta:creation-date>
    <dc:date>2025-10-06T10:22:00Z</dc:date>
    <meta:template xlink:href="Normal" xlink:type="simple"/>
    <meta:editing-cycles>1</meta:editing-cycles>
    <meta:editing-duration>PT1440S</meta:editing-duration>
    <meta:document-statistic meta:page-count="2" meta:paragraph-count="4" meta:word-count="373" meta:character-count="2498" meta:row-count="17" meta:non-whitespace-character-count="2129"/>
  </office:meta>
</office:document-meta>
</file>